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235a" officeooo:paragraph-rsid="0005235a"/>
    </style:style>
    <style:style style:name="P2" style:family="paragraph" style:parent-style-name="Standard">
      <style:text-properties officeooo:rsid="0005e877" officeooo:paragraph-rsid="0005e877"/>
    </style:style>
    <style:style style:name="P3" style:family="paragraph" style:parent-style-name="Standard">
      <style:text-properties officeooo:rsid="0005235a" officeooo:paragraph-rsid="0005235a"/>
    </style:style>
    <style:style style:name="P4" style:family="paragraph" style:parent-style-name="Standard">
      <style:text-properties officeooo:rsid="0008501b" officeooo:paragraph-rsid="0008501b"/>
    </style:style>
    <style:style style:name="T1" style:family="text">
      <style:text-properties officeooo:rsid="0005e8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numero a droite est le nom determiner par le numero noté.</text:p>
      <text:p text:style-name="P1">EX la Référence(Produit) reference Désignation/Garantie/Mode de livraison/Délai/Prix Unitaire/TVA</text:p>
      <text:p text:style-name="P1"/>
      <text:p text:style-name="P1"/>
      <text:p text:style-name="P1">1 :Numéro commande-----------------<text:tab/>||</text:p>
      <text:p text:style-name="P1">2 :Numéro Sociétaire------------------<text:tab/>||1,</text:p>
      <text:p text:style-name="P1">3 :Date livraison------------------------<text:tab/>||2<text:span text:style-name="T1">7,1</text:span></text:p>
      <text:p text:style-name="P1">4 :Date Facturation---------------------<text:tab/>||1,</text:p>
      <text:p text:style-name="P1">5 :Nom Sociétaire----------------------<text:tab/>||2,</text:p>
      <text:p text:style-name="P1">6 :Adresse Sociétaire------------------<text:tab/>||2,</text:p>
      <text:p text:style-name="P1">7 :Désignation<text:tab/>--------------------------<text:tab/>||9,</text:p>
      <text:p text:style-name="P1">8 :Quantité livraison-------------------<text:tab/>||</text:p>
      <text:p text:style-name="P1">9 :Référence-----------------------------<text:tab/>||1,</text:p>
      <text:p text:style-name="P1">10 :Garantie----------------------------<text:tab/>||9,</text:p>
      <text:p text:style-name="P1">11 :Mode de livraison<text:tab/>-----------------<text:tab/>||9,</text:p>
      <text:p text:style-name="P1">12 :Délai---------------------------------<text:tab/>||9,</text:p>
      <text:p text:style-name="P1">13 :Prix unitaire------------------------<text:tab/>||9,</text:p>
      <text:p text:style-name="P1">14 :TVA----------------------------------||9,</text:p>
      <text:p text:style-name="P1">15 :Taux de crédit----------------------<text:tab/>||23,</text:p>
      <text:p text:style-name="P1">16 :Nombre de mensualité------------<text:tab/>||23,</text:p>
      <text:p text:style-name="P1">17 :Date première mensualité<text:tab/>--------<text:tab/>||23,</text:p>
      <text:p text:style-name="P1">18 :Numéro de CB---------------------<text:tab/>||1,</text:p>
      <text:p text:style-name="P1">19 :Adresse de livraison---------------<text:tab/>||1,</text:p>
      <text:p text:style-name="P1">20 :Quantités commandé--------------<text:tab/>||1,</text:p>
      <text:p text:style-name="P1">21 :Mode de paiement-----------------<text:tab/>||1,</text:p>
      <text:p text:style-name="P1">22 :Date commande--------------------<text:tab/>||1,</text:p>
      <text:p text:style-name="P1">23 :Numéro contrat crédit-------------<text:tab/>||</text:p>
      <text:p text:style-name="P1">24 :Acompte----------------------------<text:tab/>||1,</text:p>
      <text:p text:style-name="P1">25 :Numéro Incident-------------------<text:tab/>||</text:p>
      <text:p text:style-name="P1">26 :Intitulé Incident--------------------<text:tab/>||25,</text:p>
      <text:p text:style-name="P2">27:Numéro Ordre Livraison----------<text:tab/>||1,</text:p>
      <text:p text:style-name="P1"/>
      <text:p text:style-name="P1">Sociétaire :</text:p>
      <text:p text:style-name="P1"><text:tab/>(Numéro sociétaire) référence (Nom Sociétaire/Adresse Sociétaire)</text:p>
      <text:p text:style-name="P1">Produit :</text:p>
      <text:p text:style-name="P1"><text:tab/>(Référence) référencer (Désignation/Garantie/Mode de livraison/Délai/Prix Unitaire/TVA)</text:p>
      <text:p text:style-name="P1">Commande :</text:p>
      <text:p text:style-name="P1"><text:tab/>(Numéro commande) référence (Numéro commande/Mode de paiement/Adresse de <text:tab/>livraison/Numéro Sociétaire/Acompte/Numéro de CB/Date Facture/Quantité <text:tab/>Commandé/Référence/<text:span text:style-name="T1">Numéro Ordre Livraison</text:span>)</text:p>
      <text:p text:style-name="P1">Incident :</text:p>
      <text:p text:style-name="P1"><text:tab/>(Numéro Incident) référence (Intitulé Incident)</text:p>
      <text:p text:style-name="P1">Crédit :</text:p>
      <text:p text:style-name="P1"><text:tab/>(Numéro contrat crédit) référence (Taux de crédit/Nombre de mensualité/Date première <text:tab/>mensualité)</text:p>
      <text:p text:style-name="P2">Ordre Livraison :</text:p>
      <text:p text:style-name="P1"><text:tab/><text:span text:style-name="T1">(Numéro Ordre Livraison) référence (Date Livraison)</text:span></text:p>
      <text:p text:style-name="P1"/>
      <text:p text:style-name="P1"/>
      <text:p text:style-name="P1"/>
      <text:p text:style-name="P1"/>
      <text:p text:style-name="P4"><text:soft-page-break/>j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7T07:28:59.776000000</meta:creation-date>
    <dc:date>2023-02-09T08:08:31.051000000</dc:date>
    <meta:editing-duration>PT1H39M52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42" meta:word-count="197" meta:character-count="1944" meta:non-whitespace-character-count="1781"/>
  </office:meta>
</office:document-meta>
</file>